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</text:p>
      <text:p text:style-name="P2"/>
      <text:list xml:id="list1689030124" text:style-name="L1">
        <text:list-item>
          <text:p text:style-name="P3">Aulas en las que se imparta el curso con proyector conectado a PC con kubuntu y red, y se compruebe antes el correcto funcionamiento.</text:p>
        </text:list-item>
        <text:list-item>
          <text:p text:style-name="P3">PCs con EHUX (Kubuntu) en su versión más actual y plugin de flash para firefox. No máquina virtual (Kubuntu=versión oficial).</text:p>
        </text:list-item>
        <text:list-item>
          <text:p text:style-name="P3">Nuevo usuario y contraseña para el curso, con permiso de instalación de aplicaciones.</text:p>
        </text:list-item>
        <text:list-item>
          <text:p text:style-name="P3">Posiblidad de reinstalar kubuntu. Lector de CD/DVD y arranque desde BIOS, N copias de CD/DVD.</text:p>
        </text:list-item>
        <text:list-item>
          <text:p text:style-name="P3">Posibilidad de conexión a la red de los portátiles que la gente traiga, preferentemente por cable y no por wifi.</text:p>
        </text:list-item>
      </text:list>
      <text:p text:style-name="Standard"/>
      <text:p text:style-name="Standard"/>
      <text:p text:style-name="Standard"/>
      <text:p text:style-name="P2">PROGRAMA</text:p>
      <text:p text:style-name="Standard"/>
      <text:p text:style-name="Standard">Marcar descansos</text:p>
      <text:p text:style-name="Standard"/>
      <text:p text:style-name="P1">Día 1:</text:p>
      <text:list xml:id="list289208645" text:continue-numbering="true" text:style-name="L1">
        <text:list-item>
          <text:p text:style-name="P3">Presentaciones individuales de la gente: procedencia, conocimientos, expectativas</text:p>
        </text:list-item>
        <text:list-item>
          <text:p text:style-name="P3">Portátiles + copia CD/DVD/USB</text:p>
        </text:list-item>
        <text:list-item>
          <text:p text:style-name="P3">delicious.com y slideshare.net</text:p>
        </text:list-item>
        <text:list-item>
          <text:p text:style-name="P3">3 h: Presentaciones “Prods. creativas”, “Intro al sw libre”, “Intro a GNU/Linux”</text:p>
        </text:list-item>
      </text:list>
      <text:p text:style-name="Standard"/>
      <text:p text:style-name="P1">Día 2:</text:p>
      <text:list xml:id="list2003885458" text:style-name="L2">
        <text:list-item>
          <text:p text:style-name="P4">3 h: Presentaciones “Uso básico de Kubuntu”, “Instalación y Configuración de Kubuntu”.</text:p>
        </text:list-item>
      </text:list>
      <text:p text:style-name="P1">Día 3:</text:p>
      <text:list xml:id="list148828002" text:continue-numbering="true" text:style-name="L2">
        <text:list-item>
          <text:p text:style-name="P4">3 h: Presentaciones “Aplicaciones libres”, “Software libre en nuestro entorno”.</text:p>
        </text:list-item>
        <text:list-item>
          <text:p text:style-name="P4">Evaluación final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21:02:50</meta:creation-date>
    <dc:date>2009-06-22T00:36:31</dc:date>
    <meta:editing-duration>PT00H06M15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18" meta:word-count="172" meta:character-count="1012"/>
  </office:meta>
</office:document-meta>
</file>